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.199cm" fo:margin-bottom="0.21cm" fo:text-align="start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.199cm" fo:margin-bottom="0.049cm"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${titulo}</text:h>
      <text:p text:style-name="P1">[#list clientes as item] </text:p>
      <text:list xml:id="list945875989974742184" text:style-name="L1">
        <text:list-item>
          <text:p text:style-name="P3">${item.nombre} <text:tab/>${item.apellidos}</text:p>
        </text:list-item>
      </text:list>
      <text:p text:style-name="P1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15T12:24:03.75</meta:creation-date>
    <dc:date>2019-05-15T15:26:03.41</dc:date>
    <meta:editing-duration>PT12M33S</meta:editing-duration>
    <meta:editing-cycles>8</meta:editing-cycles>
    <meta:generator>OpenOffice/4.1.6$Win32 OpenOffice.org_project/416m1$Build-9790</meta:generator>
    <meta:document-statistic meta:table-count="0" meta:image-count="0" meta:object-count="0" meta:page-count="1" meta:paragraph-count="4" meta:word-count="9" meta:character-count="76"/>
  </office:meta>
</office:document-meta>
</file>